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Small_20_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cm" fo:min-width="1.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3366" fo:font-size="50pt" style:font-size-asian="50pt" style:font-size-complex="5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66"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252cm" svg:height="0.267cm" svg:x="10.148cm" svg:y="5cm">
          <draw:text-box>
            <text:p>rcv_buf=[1,2,3,4]</text:p>
          </draw:text-box>
        </draw:frame>
        <draw:frame draw:style-name="gr1" draw:text-style-name="P1" draw:layer="layout" svg:width="3.503cm" svg:height="0.267cm" svg:x="11.031cm" svg:y="3.9cm">
          <draw:text-box>
            <text:p><text:span text:style-name="T1">Server (S)</text:span></text:p>
          </draw:text-box>
        </draw:frame>
        <draw:frame draw:style-name="gr1" draw:layer="layout" svg:width="4.545cm" svg:height="0.267cm" svg:x="-3.9cm" svg:y="4.7cm">
          <draw:text-box>
            <text:p>rcv_buf=[ , , , ]</text:p>
          </draw:text-box>
        </draw:frame>
        <draw:frame draw:style-name="gr1" draw:text-style-name="P1" draw:layer="layout" svg:width="3.326cm" svg:height="0.267cm" svg:x="-3.317cm" svg:y="3.8cm">
          <draw:text-box>
            <text:p><text:span text:style-name="T1">Client (C)</text:span></text:p>
          </draw:text-box>
        </draw:frame>
        <draw:line draw:style-name="gr2" draw:text-style-name="P2" draw:layer="layout" svg:x1="10cm" svg:y1="4cm" svg:x2="10cm" svg:y2="11.5cm">
          <text:p/>
        </draw:line>
        <draw:line draw:style-name="gr2" draw:text-style-name="P2" draw:layer="layout" svg:x1="1cm" svg:y1="4cm" svg:x2="1cm" svg:y2="11.5cm">
          <text:p/>
        </draw:line>
        <draw:frame draw:style-name="gr1" draw:layer="layout" svg:width="5.074cm" svg:height="0.267cm" svg:x="-3.999cm" svg:y="6.201cm">
          <draw:text-box>
            <text:p>rcv_buf=[10, , , ]</text:p>
          </draw:text-box>
        </draw:frame>
        <draw:line draw:style-name="gr3" draw:text-style-name="P2" draw:layer="layout" svg:x1="1cm" svg:y1="6cm" svg:x2="10cm" svg:y2="5cm">
          <text:p text:style-name="P2"><text:s text:c="3"/></text:p>
          <text:p text:style-name="P2">SEQ: Subflow 1000, Data 10</text:p>
          <text:p text:style-name="P2"/>
          <text:p text:style-name="P2"><text:s text:c="11"/>Data ACK 5,wnd 0 </text:p>
        </draw:line>
        <draw:custom-shape draw:style-name="gr4" draw:text-style-name="P2" draw:layer="layout" svg:width="4.5cm" svg:height="2cm" svg:x="-4cm" svg:y="7cm">
          <text:p text:style-name="P2"/>
          <text:p text:style-name="P2">Cannot send</text:p>
          <text:p text:style-name="P2">Data ACK</text:p>
          <draw:enhanced-geometry svg:viewBox="0 0 21600 21600" draw:glue-points="10800 0 3160 3160 0 10800 3160 18440 10800 21600 18440 18440 21600 10800 18440 3160 ?f14 ?f15" draw:text-areas="3200 3200 18400 18400" draw:type="round-callout" draw:modifiers="24119.4401244168 -4609.295352323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layer="layout" svg:width="3.855cm" svg:height="0.267cm" svg:x="10.9cm" svg:y="9.333cm">
          <draw:text-box>
            <text:p>---timeout---</text:p>
          </draw:text-box>
        </draw:frame>
        <draw:line draw:style-name="gr5" draw:text-style-name="P2" draw:layer="layout" svg:x1="1cm" svg:y1="6.5cm" svg:x2="10cm" svg:y2="7.5cm">
          <text:p text:style-name="P2"/>
          <text:p text:style-name="P2"/>
          <text:p text:style-name="P2"/>
          <text:p text:style-name="P2">Data ACK 11, wnd 3 </text:p>
        </draw:line>
        <draw:frame draw:style-name="gr6" draw:text-style-name="P3" draw:layer="layout" svg:width="2.17cm" svg:height="2.205cm" svg:x="4.2cm" svg:y="7.075cm">
          <draw:text-box>
            <text:p><text:span text:style-name="T2">X </text:span></text:p>
          </draw:text-box>
        </draw:frame>
        <draw:line draw:style-name="gr3" draw:text-style-name="P2" draw:layer="layout" svg:x1="1cm" svg:y1="10.3cm" svg:x2="10cm" svg:y2="9.3cm">
          <text:p text:style-name="P2"><text:s text:c="3"/></text:p>
          <text:p text:style-name="P2">SEQ: Subflow 1000, Data 10</text:p>
          <text:p text:style-name="P2"/>
          <text:p text:style-name="P2"><text:s text:c="11"/>Data ACK 5,wnd 0 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-0.57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1:38:34</meta:creation-date>
    <dc:date>2012-03-12T16:17:05</dc:date>
    <meta:editing-duration>PT00H35M53S</meta:editing-duration>
    <meta:editing-cycles>5</meta:editing-cycles>
    <meta:generator>OpenOffice.org/3.2$Unix OpenOffice.org_project/320m12$Build-9483</meta:generator>
    <meta:document-statistic meta:object-count="13"/>
  </office:meta>
</office:document-meta>
</file>